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ato" svg:font-family="Lato"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775cm" fo:margin-left="0cm" fo:margin-top="0cm" fo:margin-bottom="0cm" table:align="left" fo:background-color="#cccccc" style:writing-mode="lr-tb">
        <style:background-image/>
      </style:table-properties>
    </style:style>
    <style:style style:name="Table1.A" style:family="table-column">
      <style:table-column-properties style:column-width="4.639cm"/>
    </style:style>
    <style:style style:name="Table1.B" style:family="table-column">
      <style:table-column-properties style:column-width="14.136cm"/>
    </style:style>
    <style:style style:name="Table1.1" style:family="table-row">
      <style:table-row-properties fo:keep-together="auto"/>
    </style:style>
    <style:style style:name="Table1.A1" style:family="table-cell">
      <style:table-cell-properties style:vertical-align="middle" fo:background-color="#cccccc" fo:padding-left="0.132cm" fo:padding-right="0.265cm" fo:padding-top="0.106cm" fo:padding-bottom="0.106cm" fo:border="none">
        <style:background-image/>
      </style:table-cell-properties>
    </style:style>
    <style:style style:name="Table1.A2" style:family="table-cell">
      <style:table-cell-properties style:vertical-align="middle" fo:background-color="#e5ecf9" fo:padding-left="0.132cm" fo:padding-right="0.265cm" fo:padding-top="0.106cm" fo:padding-bottom="0.106cm" fo:border="none">
        <style:background-image/>
      </style:table-cell-properties>
    </style:style>
    <style:style style:name="P1" style:family="paragraph" style:parent-style-name="Standard">
      <style:text-properties fo:color="#222222" style:font-name="Arial" fo:background-color="#cccccc" style:font-name-complex="Arial1"/>
    </style:style>
    <style:style style:name="P2" style:family="paragraph" style:parent-style-name="Standard">
      <style:text-properties fo:color="#242729" style:font-name="Arial" fo:background-color="#ffffff" style:font-name-complex="Arial1"/>
    </style:style>
    <style:style style:name="P3" style:family="paragraph" style:parent-style-name="Standard">
      <style:text-properties fo:background-color="transparent"/>
    </style:style>
    <style:style style:name="P4" style:family="paragraph" style:parent-style-name="Standard">
      <style:text-properties officeooo:paragraph-rsid="00054c04" fo:background-color="transparent"/>
    </style:style>
    <style:style style:name="P5" style:family="paragraph" style:parent-style-name="Standard">
      <style:text-properties officeooo:paragraph-rsid="00054c04"/>
    </style:style>
    <style:style style:name="P6" style:family="paragraph" style:parent-style-name="Standard">
      <style:text-properties fo:font-weight="bold" officeooo:rsid="00054c04" officeooo:paragraph-rsid="00054c04" style:font-weight-asian="bold" style:font-weight-complex="bold"/>
    </style:style>
    <style:style style:name="P7" style:family="paragraph" style:parent-style-name="Standard">
      <style:text-properties fo:font-weight="bold" officeooo:paragraph-rsid="00054c04" style:font-weight-asian="bold" style:font-weight-complex="bold"/>
    </style:style>
    <style:style style:name="P8" style:family="paragraph" style:parent-style-name="Standard">
      <style:text-properties fo:font-style="normal" fo:font-weight="bold" officeooo:paragraph-rsid="00054c04" style:font-style-asian="normal" style:font-weight-asian="bold" style:font-style-complex="normal" style:font-weight-complex="bold"/>
    </style:style>
    <style:style style:name="P9" style:family="paragraph" style:parent-style-name="Standard">
      <style:text-properties fo:font-size="14pt" fo:font-weight="bold" officeooo:rsid="00067415" officeooo:paragraph-rsid="00067415" style:font-size-asian="14pt" style:font-weight-asian="bold" style:font-size-complex="14pt" style:font-weight-complex="bold"/>
    </style:style>
    <style:style style:name="P10" style:family="paragraph" style:parent-style-name="Standard">
      <style:text-properties fo:font-size="11pt" fo:font-weight="normal" officeooo:rsid="00067415" officeooo:paragraph-rsid="00067415" style:font-size-asian="9.60000038146973pt" style:font-weight-asian="normal" style:font-size-complex="11pt" style:font-weight-complex="normal"/>
    </style:style>
    <style:style style:name="P11" style:family="paragraph" style:parent-style-name="Standard">
      <style:text-properties fo:font-size="11pt" fo:font-weight="normal" officeooo:rsid="0008614f" officeooo:paragraph-rsid="0008614f" style:font-size-asian="9.60000038146973pt" style:font-weight-asian="normal" style:font-size-complex="11pt" style:font-weight-complex="normal"/>
    </style:style>
    <style:style style:name="P12" style:family="paragraph" style:parent-style-name="Standard">
      <style:text-properties fo:font-size="20pt" style:font-size-asian="20pt" style:font-size-complex="20pt"/>
    </style:style>
    <style:style style:name="P13" style:family="paragraph" style:parent-style-name="Standard">
      <style:text-properties fo:font-size="20pt" officeooo:paragraph-rsid="00054c04" style:font-size-asian="20pt" style:font-size-complex="20pt"/>
    </style:style>
    <style:style style:name="P1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5" style:family="paragraph" style:parent-style-name="Standard">
      <style:text-properties fo:color="#333333" style:font-name="Lato" fo:font-weight="bold" style:font-name-asian="Times New Roman1" style:language-asian="en" style:country-asian="IN" style:font-weight-asian="bold" style:font-name-complex="Times New Roman1" style:font-weight-complex="bold"/>
    </style:style>
    <style:style style:name="P16" style:family="paragraph" style:parent-style-name="Standard">
      <style:text-properties fo:color="#333333" style:font-name="Lato" style:font-name-asian="Times New Roman1" style:language-asian="en" style:country-asian="IN" style:font-name-complex="Times New Roman1" style:font-weight-complex="bold"/>
    </style:style>
    <style:style style:name="P17"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852cm"/>
        </style:tab-stops>
      </style:paragraph-properties>
      <style:text-properties fo:color="#333333" style:font-name="Lato" style:font-name-asian="Times New Roman1" style:language-asian="en" style:country-asian="IN" style:font-name-complex="Times New Roman1" style:font-weight-complex="bold"/>
    </style:style>
    <style:style style:name="P18" style:family="paragraph" style:parent-style-name="Standard">
      <style:text-properties style:text-line-through-style="none" style:text-line-through-type="none" fo:font-size="11pt" fo:font-weight="bold" officeooo:rsid="0009e216" officeooo:paragraph-rsid="0009e216" style:font-size-asian="9.60000038146973pt" style:font-weight-asian="bold" style:font-size-complex="11pt" style:font-weight-complex="bold"/>
    </style:style>
    <style:style style:name="P19" style:family="paragraph" style:parent-style-name="Standard">
      <style:text-properties style:text-line-through-style="none" style:text-line-through-type="none" fo:font-size="11pt" fo:font-weight="normal" officeooo:rsid="0009e216" officeooo:paragraph-rsid="0009e216"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text-line-through-style="none" style:text-line-through-type="none" fo:font-size="11pt" fo:font-weight="normal" officeooo:rsid="000ae357" officeooo:paragraph-rsid="000ae357"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text-line-through-style="none" style:text-line-through-type="none" fo:font-size="11pt" fo:font-weight="normal" officeooo:rsid="000cdb99" officeooo:paragraph-rsid="000cdb99"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line-through-style="none" style:text-line-through-type="none" fo:font-size="11pt" fo:font-weight="normal" officeooo:rsid="000eb74b" officeooo:paragraph-rsid="000eb74b"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line-through-style="none" style:text-line-through-type="none" fo:font-size="11pt" fo:font-weight="normal" officeooo:rsid="000f0b87" officeooo:paragraph-rsid="000f0b87" style:font-size-asian="9.60000038146973pt" style:font-weight-asian="normal" style:font-size-complex="11pt" style:font-weight-complex="normal"/>
    </style:style>
    <style:style style:name="P24" style:family="paragraph" style:parent-style-name="Standard">
      <style:paragraph-properties fo:text-align="center" style:justify-single-word="false"/>
      <style:text-properties style:text-line-through-style="none" style:text-line-through-type="none" fo:font-size="20pt" fo:font-weight="bold" officeooo:rsid="0009e216" officeooo:paragraph-rsid="0009e216" style:font-size-asian="20pt" style:font-weight-asian="bold" style:font-size-complex="20pt" style:font-weight-complex="bold"/>
    </style:style>
    <style:style style:name="P25" style:family="paragraph" style:parent-style-name="Standard">
      <style:paragraph-properties fo:text-align="start" style:justify-single-word="false"/>
      <style:text-properties style:text-line-through-style="none" style:text-line-through-type="none" fo:font-size="14pt" fo:font-weight="bold" officeooo:rsid="000ae357" officeooo:paragraph-rsid="000ae357" style:font-size-asian="14pt" style:font-weight-asian="bold" style:font-size-complex="14pt" style:font-weight-complex="bold"/>
    </style:style>
    <style:style style:name="P26" style:family="paragraph" style:parent-style-name="Standard">
      <style:text-properties officeooo:paragraph-rsid="0014cc65"/>
    </style:style>
    <style:style style:name="P27" style:family="paragraph" style:parent-style-name="Standard">
      <style:paragraph-properties fo:margin-left="0cm" fo:margin-right="0cm" fo:text-align="center" style:justify-single-word="false" fo:text-indent="0cm" style:auto-text-indent="false"/>
      <style:text-properties fo:font-size="20pt" fo:font-weight="bold" style:font-size-asian="20pt" style:font-weight-asian="bold" style:font-size-complex="20pt"/>
    </style:style>
    <style:style style:name="P28" style:family="paragraph" style:parent-style-name="Standard">
      <style:paragraph-properties fo:margin-left="0cm" fo:margin-right="0cm" fo:text-align="center" style:justify-single-word="false" fo:text-indent="0cm" style:auto-text-indent="false"/>
      <style:text-properties fo:font-size="16pt" fo:font-weight="bold" style:font-size-asian="16pt" style:font-weight-asian="bold" style:font-size-complex="16pt"/>
    </style:style>
    <style:style style:name="P29" style:family="paragraph" style:parent-style-name="Standard">
      <loext:graphic-properties draw:fill="solid" draw:fill-color="#cccccc"/>
      <style:paragraph-properties fo:margin-top="0cm" fo:margin-bottom="0cm" loext:contextual-spacing="false" fo:line-height="100%" fo:background-color="#cccccc" style:vertical-align="baseline"/>
      <style:text-properties fo:color="#222222" style:font-name="inherit" fo:font-size="12pt" fo:background-color="transparent" style:font-name-asian="Times New Roman1" style:font-size-asian="12pt" style:language-asian="en" style:country-asian="IN" style:font-name-complex="Arial1" style:font-size-complex="12pt" loext:padding="0cm" loext:border="none"/>
    </style:style>
    <style:style style:name="P30" style:family="paragraph" style:parent-style-name="Standard">
      <style:paragraph-properties fo:margin-left="2.54cm" fo:margin-right="0cm" fo:text-indent="-2.54cm" style:auto-text-indent="false"/>
      <style:text-properties fo:color="#333333" style:font-name="Lato" style:font-name-asian="Times New Roman1" style:language-asian="en" style:country-asian="IN" style:font-name-complex="Times New Roman1" style:font-weight-complex="bold"/>
    </style:style>
    <style:style style:name="P31" style:family="paragraph" style:parent-style-name="Standard">
      <style:paragraph-properties fo:margin-left="0.635cm" fo:margin-right="0cm" fo:text-indent="0cm" style:auto-text-indent="false"/>
      <style:text-properties fo:font-size="16pt" style:font-size-asian="16pt" style:font-size-complex="16pt"/>
    </style:style>
    <style:style style:name="P32" style:family="paragraph" style:parent-style-name="Standard" style:master-page-name="Standard">
      <style:paragraph-properties fo:text-align="center" style:justify-single-word="false" style:page-number="auto"/>
      <style:text-properties fo:color="#ed1c24" fo:font-size="24pt" fo:font-weight="bold" style:font-size-asian="24pt" style:font-weight-asian="bold" style:font-size-complex="24pt" style:font-weight-complex="bold"/>
    </style:style>
    <style:style style:name="P33" style:family="paragraph" style:parent-style-name="Standard" style:list-style-name="">
      <loext:graphic-properties draw:fill="solid" draw:fill-color="#ffffff"/>
      <style:paragraph-properties fo:margin-top="0cm" fo:margin-bottom="0cm" loext:contextual-spacing="false" style:line-height-at-least="0.55cm" fo:text-align="justify" style:justify-single-word="false" fo:background-color="#ffffff"/>
    </style:style>
    <style:style style:name="P34" style:family="paragraph" style:parent-style-name="Standard">
      <style:paragraph-properties fo:margin-top="0cm" fo:margin-bottom="0cm" loext:contextual-spacing="false" fo:line-height="100%"/>
      <style:text-properties fo:color="#222222" style:font-name="inherit" fo:font-size="12pt" fo:background-color="transparent" style:font-name-asian="Times New Roman1" style:font-size-asian="12pt" style:language-asian="en" style:country-asian="IN" style:font-name-complex="Arial1" style:font-size-complex="12pt" loext:padding="0cm" loext:border="none"/>
    </style:style>
    <style:style style:name="P35" style:family="paragraph" style:parent-style-name="Standard">
      <loext:graphic-properties draw:fill="solid" draw:fill-color="#cccccc"/>
      <style:paragraph-properties fo:margin-top="0cm" fo:margin-bottom="0cm" loext:contextual-spacing="false" fo:line-height="100%" fo:background-color="#cccccc" style:vertical-align="baseline"/>
      <style:text-properties fo:color="#222222" style:font-name="inherit" fo:font-size="12pt" fo:background-color="transparent" style:font-name-asian="Times New Roman1" style:font-size-asian="12pt" style:language-asian="en" style:country-asian="IN" style:font-name-complex="Arial1" style:font-size-complex="12pt" loext:padding="0cm" loext:border="none"/>
    </style:style>
    <style:style style:name="P36" style:family="paragraph" style:parent-style-name="Standard">
      <style:text-properties officeooo:paragraph-rsid="00054c04"/>
    </style:style>
    <style:style style:name="P37" style:family="paragraph" style:parent-style-name="Standard">
      <style:text-properties officeooo:paragraph-rsid="0018c22f"/>
    </style:style>
    <style:style style:name="P38" style:family="paragraph" style:parent-style-name="Standard">
      <style:text-properties fo:font-size="11pt" officeooo:paragraph-rsid="0018c22f" style:font-size-asian="11pt" style:font-size-complex="11pt"/>
    </style:style>
    <style:style style:name="P3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0" style:family="paragraph" style:parent-style-name="Standard">
      <style:paragraph-properties fo:text-align="center" style:justify-single-word="false"/>
      <style:text-properties fo:font-size="20pt" officeooo:paragraph-rsid="00054c04" style:font-size-asian="20pt" style:font-size-complex="20pt"/>
    </style:style>
    <style:style style:name="P41" style:family="paragraph" style:parent-style-name="Standard">
      <style:text-properties fo:color="#222222" style:font-name="Arial" style:text-underline-style="none" fo:font-weight="bold" officeooo:rsid="00054c04" officeooo:paragraph-rsid="00054c04" fo:background-color="transparent" style:font-weight-asian="bold" style:font-name-complex="Arial1" style:font-weight-complex="bold"/>
    </style:style>
    <style:style style:name="P42" style:family="paragraph" style:parent-style-name="List_20_Paragraph" style:list-style-name="WWNum1">
      <style:text-properties fo:font-size="16pt" style:font-size-asian="16pt" style:font-size-complex="16pt"/>
    </style:style>
    <style:style style:name="T1" style:family="text">
      <style:text-properties fo:color="#222222" style:font-name="Arial" style:font-name-complex="Arial1"/>
    </style:style>
    <style:style style:name="T2" style:family="text">
      <style:text-properties fo:color="#222222" style:font-name="Arial" officeooo:rsid="00054c04" style:font-name-complex="Arial1"/>
    </style:style>
    <style:style style:name="T3" style:family="text">
      <style:text-properties fo:color="#222222" style:font-name="Arial" fo:background-color="transparent" loext:char-shading-value="0" style:font-name-complex="Arial1"/>
    </style:style>
    <style:style style:name="T4" style:family="text">
      <style:text-properties fo:color="#222222" style:font-name="Arial" officeooo:rsid="00054c04" fo:background-color="transparent" loext:char-shading-value="0" style:font-name-complex="Arial1"/>
    </style:style>
    <style:style style:name="T5" style:family="text">
      <style:text-properties style:font-name="Arial" fo:font-size="18pt" fo:font-weight="bold" officeooo:rsid="00054c04" style:font-name-asian="Times New Roman1" style:font-size-asian="18pt" style:language-asian="en" style:country-asian="IN" style:font-weight-asian="bold" style:font-name-complex="Arial1" style:font-size-complex="18pt" style:font-weight-complex="bold"/>
    </style:style>
    <style:style style:name="T6" style:family="text">
      <style:text-properties style:font-name="Lato" fo:font-size="14pt" fo:font-weight="bold" style:font-name-asian="Times New Roman1" style:font-size-asian="14pt" style:language-asian="en" style:country-asian="IN" style:font-weight-asian="bold" style:font-name-complex="Times New Roman1" style:font-size-complex="14pt" style:font-weight-complex="bold"/>
    </style:style>
    <style:style style:name="T7" style:family="text">
      <style:text-properties fo:color="#242729" style:font-name="Arial" fo:background-color="#ffffff" loext:char-shading-value="0" style:font-name-complex="Arial1"/>
    </style:style>
    <style:style style:name="T8" style:family="text">
      <style:text-properties fo:color="#242729" style:font-name="Arial" fo:background-color="#ffffff" loext:char-shading-value="0" style:font-name-complex="Arial1" loext:padding="0cm" loext:border="none"/>
    </style:style>
    <style:style style:name="T9" style:family="text">
      <style:text-properties officeooo:rsid="00054c04"/>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ize="10pt" fo:font-style="normal" style:font-size-asian="10pt" style:font-style-asian="normal" style:font-size-complex="10pt" style:font-style-complex="normal"/>
    </style:style>
    <style:style style:name="T13" style:family="text">
      <style:text-properties officeooo:rsid="0008614f"/>
    </style:style>
    <style:style style:name="T14" style:family="text">
      <style:text-properties style:text-line-through-style="none" style:text-line-through-type="none"/>
    </style:style>
    <style:style style:name="T15" style:family="text">
      <style:text-properties style:text-line-through-style="none" style:text-line-through-type="none" officeooo:rsid="0009e216"/>
    </style:style>
    <style:style style:name="T16" style:family="text">
      <style:text-properties fo:font-weight="bold"/>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officeooo:rsid="00054c04" style:font-weight-asian="bold" style:font-weight-complex="bold"/>
    </style:style>
    <style:style style:name="T20" style:family="text">
      <style:text-properties fo:font-weight="bold" officeooo:rsid="001dfd45" style:font-weight-asian="bold" style:font-weight-complex="bold"/>
    </style:style>
    <style:style style:name="T21" style:family="text">
      <style:text-properties officeooo:rsid="000e1e47"/>
    </style:style>
    <style:style style:name="T22" style:family="text">
      <style:text-properties officeooo:rsid="000eb74b"/>
    </style:style>
    <style:style style:name="T23" style:family="text">
      <style:text-properties fo:color="#000000" style:text-underline-style="none"/>
    </style:style>
    <style:style style:name="T24" style:family="text">
      <style:text-properties fo:color="#000000" style:text-underline-style="none" fo:background-color="transparent" loext:char-shading-value="0"/>
    </style:style>
    <style:style style:name="T25" style:family="text">
      <style:text-properties officeooo:rsid="001492ff"/>
    </style:style>
    <style:style style:name="T26" style:family="text">
      <style:text-properties officeooo:rsid="0018c22f"/>
    </style:style>
    <style:style style:name="T27" style:family="text">
      <style:text-properties fo:font-size="20pt" style:font-size-asian="20pt" style:font-size-complex="20pt"/>
    </style:style>
    <style:style style:name="T28" style:family="text">
      <style:text-properties fo:font-size="14pt" style:font-size-asian="12.25pt" style:font-size-complex="14pt"/>
    </style:style>
    <style:style style:name="T29" style:family="text">
      <style:text-properties fo:font-size="14pt" officeooo:rsid="0018c22f" style:font-size-asian="12.25pt" style:font-size-complex="14pt"/>
    </style:style>
    <style:style style:name="T30" style:family="text">
      <style:text-properties fo:font-size="11pt" officeooo:rsid="0018c22f" style:font-size-asian="11pt" style:font-size-complex="11pt"/>
    </style:style>
    <style:style style:name="T31" style:family="text">
      <style:text-properties fo:background-color="transparent" loext:char-shading-value="0"/>
    </style:style>
    <style:style style:name="T32" style:family="text">
      <style:text-properties fo:background-color="transparent" loext:char-shading-value="0"/>
    </style:style>
    <style:style style:name="T33" style:family="text">
      <style:text-properties officeooo:rsid="001ae297"/>
    </style:style>
    <style:style style:name="T34" style:family="text">
      <style:text-properties officeooo:rsid="001cd30c"/>
    </style:style>
    <style:style style:name="T35" style:family="text">
      <style:text-properties officeooo:rsid="002078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Specific Training Week 1</text:p>
      <text:p text:style-name="Standard"/>
      <text:p text:style-name="Standard"/>
      <text:p text:style-name="Standard"/>
      <text:p text:style-name="P12">Topics covered</text:p>
      <text:list xml:id="list1836077939" text:style-name="WWNum1">
        <text:list-item>
          <text:p text:style-name="P42">Linux Boot Process</text:p>
        </text:list-item>
        <text:list-item>
          <text:p text:style-name="P42">Linux File system</text:p>
        </text:list-item>
        <text:list-item>
          <text:p text:style-name="P42">Logical Volume Manager (LVM)</text:p>
        </text:list-item>
        <text:list-item>
          <text:p text:style-name="P42">Linux Containers (LXC)</text:p>
        </text:list-item>
      </text:list>
      <text:p text:style-name="P31"/>
      <text:p text:style-name="P28"/>
      <text:p text:style-name="P27"/>
      <text:p text:style-name="P27"/>
      <text:p text:style-name="P27"/>
      <text:p text:style-name="P27"/>
      <text:p text:style-name="P27"/>
      <text:p text:style-name="P27"/>
      <text:p text:style-name="P27"/>
      <text:p text:style-name="P27"/>
      <text:p text:style-name="P27"/>
      <text:p text:style-name="P27"/>
      <text:p text:style-name="P27"><text:soft-page-break/>LINUX BOOT PROCESS</text:p>
      <text:p text:style-name="Standard">Any boot process will always begin when the system is powered on.</text:p>
      <text:p text:style-name="P6">Step 1</text:p>
      <text:p text:style-name="Standard">System has <text:span text:style-name="T35">a </text:span>hardware <text:span text:style-name="T35">called </text:span>SMPS (Switched-mode power supply) installed in it which converts the regular AC to DC and is responsible to maintain that voltage for system <text:span text:style-name="T33">so that it could</text:span> work smoothly. After this it sends signal to the motherboard that the system can boot.</text:p>
      <text:p text:style-name="P6">Step 2</text:p>
      <text:p text:style-name="P5">An address location in the last region of ROM is programmed <text:span text:style-name="T9">which is</text:span> default so that CPU knows where to search for <text:span text:style-name="T35">next</text:span> instruction. This address has instruction to jump to another memory address location, which will tell the location of the BIOS program in the ROM.</text:p>
      <text:p text:style-name="P7"><text:span text:style-name="T9">Step </text:span>3</text:p>
      <text:p text:style-name="P5">The computer knows how to bring itself up beacuse of the instructions that are fed to a program called BIOS(Basic Input Output System). Its most important use is POST(Power On Self <text:span text:style-name="T34">Test</text:span>). POST checks for proper working of all the hardware connected.</text:p>
      <text:p text:style-name="P7"><text:span text:style-name="T9">Step </text:span>4</text:p>
      <text:p text:style-name="P5">MBR(Master Boot Record). BIOS is programmed to look at a permanent location on the first sector of the hardisk. This location will help our computer to load the operating system. This first sector of harddisk is only of 512 bytes. Since it is to small for entire boot program to fit in hence most of the operating system store only the first stage of their boot loader program in here.</text:p>
      <text:p text:style-name="P7"><text:span text:style-name="T9">Step </text:span>5</text:p>
      <text:p text:style-name="P5">GRUB (GRand Unified Boot Loader) actually does the job of loading the kernel and other initrd image files. It also loads the file system drivers after that it can access /boot/grub/grub.conf whic contains other details about kernel path and initrd path etc.</text:p>
      <text:p text:style-name="P8"><text:span text:style-name="T9">Step </text:span>6</text:p>
      <text:p text:style-name="P5">Kernel is also loaded in stages.The kernel file, in Ubuntu, is stored in /boot.</text:p>
      <text:p text:style-name="P7"><text:span text:style-name="T9">Step </text:span>7</text:p>
      <text:p text:style-name="P5">Init is the first program to be run by kernel hence its PID is 1.</text:p>
      <text:p text:style-name="P26"><text:span text:style-name="T19">Step </text:span><text:span text:style-name="T18">8</text:span></text:p>
      <text:p text:style-name="P26">After init execution kernel will look at the /etc/inittab configuration file to see the default runlevel.</text:p>
      <text:p text:style-name="P5"><text:soft-page-break/><text:span text:style-name="Strong"><text:span text:style-name="T4">NOTE -: /b</text:span></text:span><text:span text:style-name="Strong"><text:span text:style-name="T3">oot/grub/grub.con</text:span></text:span><text:span text:style-name="Strong"><text:span text:style-name="T4">f </text:span></text:span><text:span text:style-name="T3">file contains other details about kernel path and initrd path etc.</text:span></text:p>
      <text:p text:style-name="P4"><text:span text:style-name="T2">To c</text:span><text:span text:style-name="T1">heck kernel version – cd /proc/ <text:s/>&amp;&amp; less version</text:span></text:p>
      <text:p text:style-name="P3"><text:span text:style-name="T1">All kernels are </text:span><text:span text:style-name="T2">in</text:span><text:span text:style-name="T1"> /boot</text:span></text:p>
      <text:p text:style-name="P1"/>
      <text:p text:style-name="P41">RUN LEVELS</text:p>
      <table:table table:name="Table1" table:style-name="Table1">
        <table:table-column table:style-name="Table1.A"/>
        <table:table-column table:style-name="Table1.B"/>
        <table:table-row table:style-name="Table1.1">
          <table:table-cell table:style-name="Table1.A1" office:value-type="string">
            <text:p text:style-name="P34">Run-Level</text:p>
          </table:table-cell>
          <table:table-cell table:style-name="Table1.A1" office:value-type="string">
            <text:p text:style-name="P34">Usage</text:p>
          </table:table-cell>
        </table:table-row>
        <table:table-row table:style-name="Table1.1">
          <table:table-cell table:style-name="Table1.A2" office:value-type="string">
            <text:p text:style-name="P34">0</text:p>
          </table:table-cell>
          <table:table-cell table:style-name="Table1.A2" office:value-type="string">
            <text:p text:style-name="P34">System Halt/Shut Down</text:p>
          </table:table-cell>
        </table:table-row>
        <table:table-row table:style-name="Table1.1">
          <table:table-cell table:style-name="Table1.A1" office:value-type="string">
            <text:p text:style-name="P34">1</text:p>
          </table:table-cell>
          <table:table-cell table:style-name="Table1.A1" office:value-type="string">
            <text:p text:style-name="P34">Single User Mode</text:p>
          </table:table-cell>
        </table:table-row>
        <table:table-row table:style-name="Table1.1">
          <table:table-cell table:style-name="Table1.A2" office:value-type="string">
            <text:p text:style-name="P34">2</text:p>
          </table:table-cell>
          <table:table-cell table:style-name="Table1.A2" office:value-type="string">
            <text:p text:style-name="P34">Multiuser Mode Without Networking</text:p>
          </table:table-cell>
        </table:table-row>
        <table:table-row table:style-name="Table1.1">
          <table:table-cell table:style-name="Table1.A1" office:value-type="string">
            <text:p text:style-name="P34">3</text:p>
          </table:table-cell>
          <table:table-cell table:style-name="Table1.A1" office:value-type="string">
            <text:p text:style-name="P34">Full Multiuser Mode</text:p>
          </table:table-cell>
        </table:table-row>
        <table:table-row table:style-name="Table1.1">
          <table:table-cell table:style-name="Table1.A2" office:value-type="string">
            <text:p text:style-name="P34">4</text:p>
          </table:table-cell>
          <table:table-cell table:style-name="Table1.A2" office:value-type="string">
            <text:p text:style-name="P34"><text:bookmark text:name="_GoBack"/>Unused</text:p>
          </table:table-cell>
        </table:table-row>
        <table:table-row table:style-name="Table1.1">
          <table:table-cell table:style-name="Table1.A1" office:value-type="string">
            <text:p text:style-name="P34">5</text:p>
          </table:table-cell>
          <table:table-cell table:style-name="Table1.A1" office:value-type="string">
            <text:p text:style-name="P34">GUI/X11</text:p>
          </table:table-cell>
        </table:table-row>
        <table:table-row table:style-name="Table1.1">
          <table:table-cell table:style-name="Table1.A2" office:value-type="string">
            <text:p text:style-name="P34">6</text:p>
          </table:table-cell>
          <table:table-cell table:style-name="Table1.A2" office:value-type="string">
            <text:p text:style-name="P34">Reboot</text:p>
          </table:table-cell>
        </table:table-row>
      </table:table>
      <text:p text:style-name="P35"/>
      <text:p text:style-name="P29">The /etc/inittab file contains the default run level</text:p>
      <text:p text:style-name="P5"><text:span text:style-name="T28"/></text:p>
      <text:p text:style-name="P37"><text:span text:style-name="T29">Recovering Lost Passwd</text:span></text:p>
      <text:p text:style-name="P38"><text:span text:style-name="T26">Reboot system</text:span></text:p>
      <text:p text:style-name="P38"><text:span text:style-name="T26">Hold shift during boot to start grub menu</text:span></text:p>
      <text:p text:style-name="P38"><text:span text:style-name="T26">press e</text:span></text:p>
      <text:p text:style-name="P38"><text:span text:style-name="T26">find line starting with linux and type init=/bin/bash at last of the line </text:span></text:p>
      <text:p text:style-name="P38"><text:span text:style-name="T26">press ctrl+x</text:span></text:p>
      <text:p text:style-name="P38"><text:span text:style-name="T26">type mount -o rw,remount /</text:span></text:p>
      <text:p text:style-name="P38"><text:span text:style-name="T26">type passwd to change password</text:span></text:p>
      <text:p text:style-name="P38"><text:span text:style-name="T26">enter new password</text:span></text:p>
      <text:p text:style-name="P38"/>
      <text:p text:style-name="P37"><text:span text:style-name="T30">Your password for root is changed now</text:span><text:span text:style-name="T27"><text:tab/><text:tab/><text:tab/><text:tab/></text:span></text:p>
      <text:p text:style-name="P13"/>
      <text:p text:style-name="P13"/>
      <text:p text:style-name="P40"><text:soft-page-break/><text:span text:style-name="T20">L</text:span><text:span text:style-name="T18">INUX FILE SYSTEM</text:span></text:p>
      <text:p text:style-name="Standard">A standard Linux Distribution provides the choice of partitioning disk with the file formats listed below, each of which has special meaning associated with it.</text:p>
      <text:p text:style-name="Standard"/>
      <text:p text:style-name="Standard">ext2</text:p>
      <text:p text:style-name="Standard">ext3</text:p>
      <text:p text:style-name="Standard">ext4,<text:span text:style-name="T25">etc</text:span></text:p>
      <text:p text:style-name="Standard">These are the progressive version of Extended Filesystem (ext), which primarily was developed for MINIX. The second extended version (ext2) was an improved version. Ext3 added performance improvement. Ext4 was a performance improvement besides additional providing additional features.</text:p>
      <text:p text:style-name="Standard"/>
      <text:h text:style-name="P33" text:outline-level="2"><text:span text:style-name="T5">L</text:span><text:span text:style-name="T6">inux File System Structure</text:span></text:h>
      <text:p text:style-name="Standard"/>
      <text:p text:style-name="P15">Directory<text:tab/>Description</text:p>
      <text:p text:style-name="P30"><text:span text:style-name="T17">/</text:span><text:tab/>First directory in Linux File System. It is also known as root directory or main directory. All files and directories are created and managed under this directory.</text:p>
      <text:p text:style-name="P30"><text:span text:style-name="T17">/home</text:span><text:tab/>Default directory for user data. Whenever we add a new user, Linux automatically creates a home directory matching with his username in this directory. Whenever user login, Linux starts his login session from home directory.</text:p>
      <text:p text:style-name="P30"><text:span text:style-name="T17">/root</text:span><text:tab/>This is the home directory for root user. Root user is the super user in Linux. For security reason Linux creates a separate home directory for root user. Root user account is also being created during the installation automatically.</text:p>
      <text:p text:style-name="P30"><text:span text:style-name="T17">/bin</text:span><text:tab/>This directory contains standard commands files. Commands stored in this directory are available for all users and usually do not require any special permission to run.</text:p>
      <text:p text:style-name="P30"><text:span text:style-name="T17">/sbin</text:span><text:tab/>This directory contains system administration commands files. Commands stored in this directory are available only for root user and usually requires special privilege to run.</text:p>
      <text:p text:style-name="P30"><text:span text:style-name="T17">/usr</text:span><text:tab/>This directory contains user application software files, third party software and scripts, document files and libraries for programming languages.</text:p>
      <text:p text:style-name="P16"><text:soft-page-break/><text:span text:style-name="T17">/var<text:tab/></text:span><text:tab/>This directory stores variable data files such as printing jobs, mail <text:tab/><text:tab/>box etc.</text:p>
      <text:p text:style-name="P16"><text:span text:style-name="T17">/etc</text:span><text:tab/><text:tab/>This directory contains system configuration files.</text:p>
      <text:p text:style-name="P16"><text:span text:style-name="T17">/boot</text:span><text:tab/><text:tab/>This directory contains Linux boot loader file.</text:p>
      <text:p text:style-name="P30"><text:span text:style-name="T17">/mnt</text:span><text:tab/>This directory is used to mount remote file system and temporary devices such as CD, DVD and USB.</text:p>
      <text:p text:style-name="P30"><text:span text:style-name="T17">/dev</text:span><text:tab/>This directory contains device files. Usually files in this directory are dynamically generated and should be never edited.</text:p>
      <text:p text:style-name="P17"><text:span text:style-name="T17">/tmp</text:span><text:tab/><text:tab/>This directory provides temporary location for applications.<text:tab/><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LOGICAL VOLUME MANAGER (LVM)</text:p>
      <text:p text:style-name="Standard"><text:span text:style-name="T7">LVM are dynamic partitions, meaning that we can create/resize/delete LVM "partitions" (they're called "Logical Volumes" in LVM-speak) from the command line </text:span><text:span text:style-name="Emphasis"><text:span text:style-name="T8">while our Linux system is running</text:span></text:span><text:span text:style-name="T7">: no need to reboot the system to make the kernel aware of the newly-created or resized partitions.</text:span></text:p>
      <text:p text:style-name="P2"/>
      <text:p text:style-name="Standard">There are 3 concepts that LVM manages:</text:p>
      <text:p text:style-name="Standard"/>
      <text:p text:style-name="Standard">Volume Groups</text:p>
      <text:p text:style-name="Standard">Physical Volumes</text:p>
      <text:p text:style-name="Standard">Logical Volumes</text:p>
      <text:p text:style-name="Standard">A Volume Group is a named collection of physical and logical volumes. Typical systems only need one Volume Group to contain all of the physical and logical volumes on the system. Physical Volumes correspond to disks; they are block devices that provide the space to store logical volumes. Logical volumes correspond to partitions: they hold a filesystem. Unlike partitions though, logical volumes get names rather than numbers, they can span across multiple disks, and do not have to be physically contiguous.</text:p>
      <text:p text:style-name="Standard"/>
      <text:p text:style-name="Standard"/>
      <text:p text:style-name="P9">COMMANDS</text:p>
      <text:p text:style-name="P10">apt-get install lvm2 <text:s text:c="40"/>#installs lvm package</text:p>
      <text:p text:style-name="P10">fdisk -l <text:tab/><text:tab/><text:tab/><text:tab/><text:tab/><text:tab/>#check for partition type ie sda/sdb</text:p>
      <text:p text:style-name="P10">fdisk <text:span text:style-name="T10">/dev/sda</text:span> <text:tab/><text:tab/><text:tab/><text:tab/><text:tab/>#create partition to deticate to lvm</text:p>
      <text:p text:style-name="P10"><text:s text:c="2"/>(fdisk menu) <text:span text:style-name="T10">press folowing keys and press enter</text:span></text:p>
      <text:p text:style-name="P10"><text:span text:style-name="T11">m<text:tab/><text:tab/><text:tab/><text:tab/><text:tab/><text:tab/><text:tab/></text:span><text:span text:style-name="T12">#to see menu of commands for help</text:span></text:p>
      <text:p text:style-name="P10"><text:span text:style-name="T11">n<text:tab/><text:tab/><text:tab/><text:tab/><text:tab/><text:tab/><text:tab/>#</text:span>to create new partition</text:p>
      <text:p text:style-name="P10">p/e<text:tab/><text:tab/><text:tab/><text:tab/><text:tab/><text:tab/><text:tab/>#physical/extended partition</text:p>
      <text:p text:style-name="P10">1-3<text:tab/><text:tab/><text:tab/><text:tab/><text:tab/><text:tab/><text:tab/>#partition number</text:p>
      <text:p text:style-name="P10">press enter<text:tab/><text:tab/><text:tab/><text:tab/><text:tab/><text:tab/>#to start from default first sector</text:p>
      <text:p text:style-name="P10">+10G<text:tab/><text:tab/><text:tab/><text:tab/><text:tab/><text:tab/><text:tab/>#total size of the sector</text:p>
      <text:p text:style-name="P10"><text:soft-page-break/>partion will be created</text:p>
      <text:p text:style-name="P10">now press</text:p>
      <text:p text:style-name="P10">t<text:tab/><text:tab/><text:tab/><text:tab/><text:tab/><text:tab/><text:tab/>#<text:span text:style-name="T13">to change partion type</text:span></text:p>
      <text:p text:style-name="P11">8e<text:tab/><text:tab/><text:tab/><text:tab/><text:tab/><text:tab/><text:tab/>#for lvm</text:p>
      <text:p text:style-name="P11">partition is now of type lvm</text:p>
      <text:p text:style-name="P11"/>
      <text:p text:style-name="P11">run partprobe<text:tab/><text:tab/><text:tab/>#confirms the changes made to partion table</text:p>
      <text:p text:style-name="P11">fdisk -l <text:tab/><text:tab/><text:tab/><text:tab/>#new partion will be visible</text:p>
      <text:p text:style-name="P11"/>
      <text:p text:style-name="P11">pvcreate /dev/sda3<text:tab/><text:tab/><text:tab/><text:tab/>#to create physical volume</text:p>
      <text:p text:style-name="P11">pvs<text:tab/><text:tab/><text:tab/><text:tab/><text:tab/><text:tab/>#to confirm creation of physical volume</text:p>
      <text:p text:style-name="P11">vgcreate SHARESHT /dev/sda3<text:tab/><text:tab/>#to create volume group</text:p>
      <text:p text:style-name="P11">vgs<text:tab/><text:tab/><text:tab/><text:tab/><text:tab/><text:tab/>#to confirm creation of volume group</text:p>
      <text:p text:style-name="P11">lvcreate -L 10G -n firstLVM SHARESHT<text:tab/>#to create logical volume</text:p>
      <text:p text:style-name="P11">lvs<text:tab/><text:tab/><text:tab/><text:tab/><text:tab/><text:tab/>#to confirm creation of logical volume</text:p>
      <text:p text:style-name="P11">mkfs.ext3 -<text:span text:style-name="T14">m 0 /dev/mapper/</text:span><text:span text:style-name="T15">SHARESHT-firstLVM <text:s/><text:tab/>#to format logical volume</text:span></text:p>
      <text:p text:style-name="P18"/>
      <text:p text:style-name="P18">Now to mount permanently make an entry in fstab</text:p>
      <text:p text:style-name="P19">UUID=d6bf7722-f665-43a7-a1d6-812ed1f5e476 /home/sharesht/Documents ext3 defaults 0 0 </text:p>
      <text:p text:style-name="P19">mount -a <text:tab/><text:tab/><text:tab/><text:tab/><text:tab/>#to check errors in any mount points</text:p>
      <text:p text:style-name="P19"/>
      <text:p text:style-name="P19"/>
      <text:p text:style-name="P19"/>
      <text:p text:style-name="P19"/>
      <text:p text:style-name="P19"/>
      <text:p text:style-name="P19"/>
      <text:p text:style-name="P24"/>
      <text:p text:style-name="P24"><text:soft-page-break/>LINUX CONTAINERS (LXC)</text:p>
      <text:p text:style-name="P20"><text:span text:style-name="T16">LXC</text:span> (<text:span text:style-name="T16">Linux Containers</text:span>) is an <text:a xlink:type="simple" xlink:href="https://en.wikipedia.org/wiki/Operating-system-level_virtualization" text:style-name="Internet_20_link" text:visited-style-name="Visited_20_Internet_20_Link"><text:span text:style-name="T23">operating-system-level virtualiztion</text:span></text:a> method for running multiple isolated <text:a xlink:type="simple" xlink:href="https://en.wikipedia.org/wiki/Linux" text:style-name="Internet_20_link" text:visited-style-name="Visited_20_Internet_20_Link"><text:span text:style-name="T24">Linux</text:span></text:a> systems (containers) on a control host using a single Linux kernel. </text:p>
      <text:p text:style-name="P20"/>
      <text:p text:style-name="P25">COMMANDS</text:p>
      <text:p text:style-name="P20">apt install lxc<text:tab/><text:tab/><text:tab/><text:tab/><text:tab/><text:tab/>#First install LXC<text:tab/><text:tab/><text:tab/></text:p>
      <text:p text:style-name="P20">lxc-create -t download -n shareshtlxc<text:tab/><text:tab/><text:tab/>#create lxc</text:p>
      <text:p text:style-name="P20">lxc-ls<text:tab/><text:tab/><text:tab/><text:tab/><text:tab/><text:tab/><text:tab/><text:tab/>#print all available lxc</text:p>
      <text:p text:style-name="P20">lxc-ls –-fancy<text:tab/><text:tab/><text:tab/><text:tab/><text:tab/><text:tab/><text:tab/>#show state of all lxc</text:p>
      <text:p text:style-name="P20">lxc-start -n shareshtlxc<text:tab/><text:tab/><text:tab/><text:tab/><text:tab/>#to start lxc shareshtlxc</text:p>
      <text:p text:style-name="P20">lxc-ls –-fancy<text:tab/><text:tab/><text:tab/><text:tab/><text:tab/><text:tab/><text:tab/>#shareshtlxc will be running</text:p>
      <text:p text:style-name="P20">lxc-attach -n shareshtlxc<text:tab/><text:tab/><text:tab/><text:tab/><text:tab/>#will <text:span text:style-name="T21">enter to shareshtlxc</text:span></text:p>
      <text:p text:style-name="P21">lxc-destroy -n shareshtlxc<text:tab/><text:tab/><text:tab/><text:tab/><text:tab/>#will delete shareshtlxc</text:p>
      <text:p text:style-name="P21">lxc-freeze -n sharesht<text:span text:style-name="T22">lxc</text:span><text:tab/><text:tab/><text:tab/><text:tab/><text:tab/>#will <text:span text:style-name="T22">halt the lxc</text:span></text:p>
      <text:p text:style-name="P22">lxc-unfreeze -n shareshtlxc<text:tab/><text:tab/><text:tab/><text:tab/>#will resume the lxc</text:p>
      <text:p text:style-name="P23">lxc-cgroup -n shareshtlxc memory.limit_in_bytes 1024M <text:s text:c="3"/><text:tab/>#provide 1GB of RAM</text:p>
      <text:p text:style-name="P23">lxc-cgroup -n shareshtlxc cpuset.cpus 3</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ato" svg:font-family="Lato"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9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0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0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1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9"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3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pt Sharma</meta:initial-creator>
    <meta:editing-cycles>18</meta:editing-cycles>
    <meta:creation-date>2018-08-09T20:19:00</meta:creation-date>
    <dc:date>2018-08-10T18:38:24.734158877</dc:date>
    <meta:editing-duration>PT2H28M15S</meta:editing-duration>
    <meta:generator>LibreOffice/6.0.3.2$Linux_X86_64 LibreOffice_project/00m0$Build-2</meta:generator>
    <meta:document-statistic meta:table-count="1" meta:image-count="0" meta:object-count="0" meta:page-count="8" meta:paragraph-count="125" meta:word-count="1212" meta:character-count="7701" meta:non-whitespace-character-count="64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